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d236f" officeooo:paragraph-rsid="000d236f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officeooo:rsid="000d236f" officeooo:paragraph-rsid="000d236f" style:font-size-asian="14pt" style:font-size-complex="14pt"/>
    </style:style>
    <style:style style:name="P3" style:family="paragraph" style:parent-style-name="Standard">
      <style:text-properties fo:font-size="12pt" officeooo:rsid="000d236f" officeooo:paragraph-rsid="000d236f" style:font-size-asian="10.5pt" style:font-size-complex="12pt"/>
    </style:style>
    <style:style style:name="P4" style:family="paragraph" style:parent-style-name="Standard">
      <style:text-properties officeooo:rsid="000d236f" officeooo:paragraph-rsid="000d236f"/>
    </style:style>
    <style:style style:name="P5" style:family="paragraph" style:parent-style-name="Standard">
      <style:text-properties fo:font-size="14pt" officeooo:rsid="000d50d8" officeooo:paragraph-rsid="000d50d8" style:font-size-asian="14pt" style:font-size-complex="14pt"/>
    </style:style>
    <style:style style:name="P6" style:family="paragraph" style:parent-style-name="Standard">
      <style:text-properties fo:font-size="12pt" officeooo:rsid="000d50d8" officeooo:paragraph-rsid="000d50d8" style:font-size-asian="10.5pt" style:font-size-complex="12pt"/>
    </style:style>
    <style:style style:name="P7" style:family="paragraph" style:parent-style-name="Standard">
      <style:text-properties fo:font-size="12pt" officeooo:rsid="000d236f" officeooo:paragraph-rsid="000d50d8" style:font-size-asian="10.5pt" style:font-size-complex="12pt"/>
    </style:style>
    <style:style style:name="P8" style:family="paragraph" style:parent-style-name="Standard">
      <style:text-properties fo:font-size="16pt" fo:font-weight="bold" officeooo:rsid="000d236f" officeooo:paragraph-rsid="000d50d8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1edad" officeooo:paragraph-rsid="0011eda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break-before="page"/>
      <style:text-properties fo:font-size="16pt" officeooo:rsid="000d236f" officeooo:paragraph-rsid="000edf59" style:font-size-asian="16pt" style:font-size-complex="16pt"/>
    </style:style>
    <style:style style:name="P11" style:family="paragraph" style:parent-style-name="Standard">
      <style:text-properties fo:font-size="12pt" officeooo:rsid="000edf59" officeooo:paragraph-rsid="000edf59" style:font-size-asian="10.5pt" style:font-size-complex="12pt"/>
    </style:style>
    <style:style style:name="P12" style:family="paragraph" style:parent-style-name="Standard">
      <style:text-properties fo:font-size="16pt" officeooo:rsid="000d236f" officeooo:paragraph-rsid="000febfc" style:font-size-asian="16pt" style:font-size-complex="16pt"/>
    </style:style>
    <style:style style:name="P13" style:family="paragraph" style:parent-style-name="Standard">
      <style:text-properties fo:font-size="16pt" officeooo:rsid="000febfc" officeooo:paragraph-rsid="000febfc" style:font-size-asian="16pt" style:font-size-complex="16pt"/>
    </style:style>
    <style:style style:name="P14" style:family="paragraph" style:parent-style-name="Standard">
      <style:text-properties fo:font-size="12pt" officeooo:rsid="000febfc" officeooo:paragraph-rsid="000febfc" style:font-size-asian="10.5pt" style:font-size-complex="12pt"/>
    </style:style>
    <style:style style:name="P15" style:family="paragraph" style:parent-style-name="Standard">
      <style:text-properties fo:font-size="16pt" officeooo:rsid="000febfc" officeooo:paragraph-rsid="00123ee8" style:font-size-asian="16pt" style:font-size-complex="16pt"/>
    </style:style>
    <style:style style:name="P16" style:family="paragraph" style:parent-style-name="Standard">
      <style:text-properties fo:font-size="12pt" officeooo:rsid="000febfc" officeooo:paragraph-rsid="00123ee8" style:font-size-asian="10.5pt" style:font-size-complex="12pt"/>
    </style:style>
    <style:style style:name="P17" style:family="paragraph" style:parent-style-name="Standard">
      <style:text-properties fo:font-size="16pt" officeooo:rsid="001471c5" officeooo:paragraph-rsid="001471c5" style:font-size-asian="16pt" style:font-size-complex="16pt"/>
    </style:style>
    <style:style style:name="P18" style:family="paragraph" style:parent-style-name="Standard">
      <style:text-properties fo:font-size="12pt" officeooo:rsid="001471c5" officeooo:paragraph-rsid="001471c5" style:font-size-asian="10.5pt" style:font-size-complex="12pt"/>
    </style:style>
    <style:style style:name="P19" style:family="paragraph" style:parent-style-name="Standard">
      <style:text-properties fo:font-size="12pt" officeooo:rsid="000febfc" officeooo:paragraph-rsid="001471c5" style:font-size-asian="10.5pt" style:font-size-complex="12pt"/>
    </style:style>
    <style:style style:name="P20" style:family="paragraph" style:parent-style-name="Standard">
      <style:text-properties fo:font-size="16pt" officeooo:rsid="001471c5" officeooo:paragraph-rsid="00151630" style:font-size-asian="16pt" style:font-size-complex="16pt"/>
    </style:style>
    <style:style style:name="P21" style:family="paragraph" style:parent-style-name="Standard">
      <style:text-properties fo:font-size="12pt" fo:font-weight="normal" officeooo:rsid="00151630" officeooo:paragraph-rsid="00151630" style:font-size-asian="10.5pt" style:font-weight-asian="normal" style:font-size-complex="12pt" style:font-weight-complex="normal"/>
    </style:style>
    <style:style style:name="T1" style:family="text">
      <style:text-properties officeooo:rsid="000d50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f59" style:font-weight-asian="bold" style:font-weight-complex="bold"/>
    </style:style>
    <style:style style:name="T4" style:family="text">
      <style:text-properties officeooo:rsid="000edf59"/>
    </style:style>
    <style:style style:name="T5" style:family="text">
      <style:text-properties fo:font-weight="bold" officeooo:rsid="00123ee8" style:font-weight-asian="bold" style:font-weight-complex="bold"/>
    </style:style>
    <style:style style:name="T6" style:family="text">
      <style:text-properties officeooo:rsid="00123ee8"/>
    </style:style>
    <style:style style:name="T7" style:family="text">
      <style:text-properties officeooo:rsid="001471c5"/>
    </style:style>
    <style:style style:name="T8" style:family="text">
      <style:text-properties fo:font-weight="bold" officeooo:rsid="0015163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s para obter favicons</text:p>
      <text:p text:style-name="P2">Icon Archive</text:p>
      <text:p text:style-name="P3">Possui diversos ícones prontos para uso</text:p>
      <text:p text:style-name="P3"><text:a xlink:type="simple" xlink:href="https://www.iconarchive.com/" text:style-name="Internet_20_link" text:visited-style-name="Visited_20_Internet_20_Link">https://www.iconarchive.com/</text:a></text:p>
      <text:p text:style-name="P3"/>
      <text:p text:style-name="P2">Favicon io</text:p>
      <text:p text:style-name="P3">É possível criar um favicon com texto ou gerar através de uma imagem.</text:p>
      <text:p text:style-name="P3"><text:a xlink:type="simple" xlink:href="https://favicon.io/" text:style-name="Internet_20_link" text:visited-style-name="Visited_20_Internet_20_Link">https://favicon.io/</text:a></text:p>
      <text:p text:style-name="P3"/>
      <text:p text:style-name="P4">Favicon cc</text:p>
      <text:p text:style-name="P3">É possível desenhar o seu próprio favicon direto no site. Além das funções de importar.</text:p>
      <text:p text:style-name="P3"><text:a xlink:type="simple" xlink:href="https://www.favicon.cc/" text:style-name="Internet_20_link" text:visited-style-name="Visited_20_Internet_20_Link">https://www.favicon.cc/</text:a></text:p>
      <text:p text:style-name="P3"/>
      <text:p text:style-name="P1">Sites para Emojis</text:p>
      <text:p text:style-name="P2">Emogipedia</text:p>
      <text:p text:style-name="P3"><text:a xlink:type="simple" xlink:href="https://emojipedia.org/" text:style-name="Internet_20_link" text:visited-style-name="Visited_20_Internet_20_Link">https://emojipedia.org/</text:a></text:p>
      <text:p text:style-name="P3"/>
      <text:p text:style-name="P1">Banco de imagens</text:p>
      <text:p text:style-name="P2">Pagos</text:p>
      <text:p text:style-name="P3"><text:a xlink:type="simple" xlink:href="https://www.istockphoto.com/br" text:style-name="Internet_20_link" text:visited-style-name="Visited_20_Internet_20_Link">https://www.istockphoto.com/br</text:a></text:p>
      <text:p text:style-name="P3"><text:a xlink:type="simple" xlink:href="https://www.shutterstock.com/pt/" text:style-name="Internet_20_link" text:visited-style-name="Visited_20_Internet_20_Link">https://www.shutterstock.com/pt/</text:a></text:p>
      <text:p text:style-name="P3"/>
      <text:p text:style-name="P5">Gratuitos</text:p>
      <text:p text:style-name="P6">Unplash</text:p>
      <text:p text:style-name="P6"><text:a xlink:type="simple" xlink:href="https://unsplash.com/pt-br" text:style-name="Internet_20_link" text:visited-style-name="Visited_20_Internet_20_Link">https://unsplash.com/pt-br</text:a></text:p>
      <text:p text:style-name="P6">Pexels</text:p>
      <text:p text:style-name="P6"><text:a xlink:type="simple" xlink:href="https://www.pexels.com/pt-br/" text:style-name="Internet_20_link" text:visited-style-name="Visited_20_Internet_20_Link">https://www.pexels.com/pt-br/</text:a></text:p>
      <text:p text:style-name="P6">Freepik</text:p>
      <text:p text:style-name="P6"><text:a xlink:type="simple" xlink:href="https://br.freepik.com/" text:style-name="Internet_20_link" text:visited-style-name="Visited_20_Internet_20_Link">https://br.freepik.com/</text:a></text:p>
      <text:p text:style-name="P6">Rawpixel</text:p>
      <text:p text:style-name="P6"><text:a xlink:type="simple" xlink:href="https://www.rawpixel.com/" text:style-name="Internet_20_link" text:visited-style-name="Visited_20_Internet_20_Link">https://www.rawpixel.com/</text:a></text:p>
      <text:p text:style-name="P6">Pixabay</text:p>
      <text:p text:style-name="P6"><text:a xlink:type="simple" xlink:href="https://pixabay.com/pt/" text:style-name="Internet_20_link" text:visited-style-name="Visited_20_Internet_20_Link">https://pixabay.com/pt/</text:a></text:p>
      <text:p text:style-name="P6">Libreshot</text:p>
      <text:p text:style-name="P6"><text:a xlink:type="simple" xlink:href="https://libreshot.com/" text:style-name="Internet_20_link" text:visited-style-name="Visited_20_Internet_20_Link">https://libreshot.com/</text:a></text:p>
      <text:p text:style-name="P6">Wikimedia Commons</text:p>
      <text:p text:style-name="P7"><text:a xlink:type="simple" xlink:href="https://commons.wikimedia.org/wiki/Main_Page" text:style-name="Internet_20_link" text:visited-style-name="Visited_20_Internet_20_Link">https://commons.wikimedia.org/wiki/Main_Page</text:a></text:p>
      <text:p text:style-name="P7"/>
      <text:p text:style-name="P8">Site para <text:span text:style-name="T1">converter formato de vídeos</text:span></text:p>
      <text:p text:style-name="P5">Handbrake</text:p>
      <text:p text:style-name="P7"><text:a xlink:type="simple" xlink:href="https://handbrake.fr/" text:style-name="Internet_20_link" text:visited-style-name="Visited_20_Internet_20_Link">https://handbrake.fr/</text:a></text:p>
      <text:p text:style-name="P7"/>
      <text:p text:style-name="P8">Site para <text:span text:style-name="T1">converter formato de vídeos</text:span></text:p>
      <text:p text:style-name="P5">Pexels</text:p>
      <text:p text:style-name="P6"><text:a xlink:type="simple" xlink:href="https://www.pexels.com/pt-br/" text:style-name="Internet_20_link" text:visited-style-name="Visited_20_Internet_20_Link">https://www.pexels.com/pt-br/</text:a></text:p>
      <text:p text:style-name="P6"/>
      <text:p text:style-name="P9"/>
      <text:p text:style-name="P10"><text:span text:style-name="T2">Sites para </text:span><text:span text:style-name="T3">gerenciar cores</text:span></text:p>
      <text:p text:style-name="P11">Adobe Color</text:p>
      <text:p text:style-name="P11"><text:a xlink:type="simple" xlink:href="https://color.adobe.com/pt/" text:style-name="Internet_20_link" text:visited-style-name="Visited_20_Internet_20_Link">https://color.adobe.com/pt/</text:a></text:p>
      <text:p text:style-name="P11">Paletton</text:p>
      <text:p text:style-name="P11"><text:a xlink:type="simple" xlink:href="https://paletton.com/" text:style-name="Internet_20_link" text:visited-style-name="Visited_20_Internet_20_Link">https://paletton.com</text:a></text:p>
      <text:p text:style-name="P11">Coolors</text:p>
      <text:p text:style-name="P11"><text:a xlink:type="simple" xlink:href="https://coolors.co/" text:style-name="Internet_20_link" text:visited-style-name="Visited_20_Internet_20_Link">https://coolors.co/</text:a></text:p>
      <text:p text:style-name="P12"><text:span text:style-name="T2"/></text:p>
      <text:p text:style-name="P13"><text:span text:style-name="T3">G</text:span><text:span text:style-name="T2">oogle Fonts</text:span></text:p>
      <text:p text:style-name="P14">Serviço gratuito do Google para<text:span text:style-name="T4"> </text:span>utilizar fontes de texto no site</text:p>
      <text:p text:style-name="P14"><text:a xlink:type="simple" xlink:href="https://fonts.google.com/" text:style-name="Internet_20_link" text:visited-style-name="Visited_20_Internet_20_Link">https://fonts.google.com/</text:a></text:p>
      <text:p text:style-name="P14"/>
      <text:p text:style-name="P15"><text:span text:style-name="T5">Daf</text:span><text:span text:style-name="T2">ont</text:span></text:p>
      <text:p text:style-name="P16">Serviço gratuito para<text:span text:style-name="T4"> </text:span>utilizar fontes de texto <text:span text:style-name="T6">personalizadas</text:span> no site</text:p>
      <text:p text:style-name="P16"><text:a xlink:type="simple" xlink:href="https://www.dafont.com/pt/" text:style-name="Internet_20_link" text:visited-style-name="Visited_20_Internet_20_Link">https://www.dafont.com/pt/</text:a></text:p>
      <text:p text:style-name="P16"/>
      <text:p text:style-name="P17"><text:span text:style-name="T5">F</text:span><text:span text:style-name="T2">onts Ninja</text:span></text:p>
      <text:p text:style-name="P18">Extensão para descobrir qual fonte o site utiliza</text:p>
      <text:p text:style-name="P18">Acessar a loja Google Web Store</text:p>
      <text:p text:style-name="P19"/>
      <text:p text:style-name="P17"><text:span text:style-name="T5">S</text:span><text:span text:style-name="T2">ites para descobrir fontes utilizadas em uma imagem</text:span></text:p>
      <text:p text:style-name="P19">What Font Is</text:p>
      <text:p text:style-name="P19"><text:a xlink:type="simple" xlink:href="https://www.whatfontis.com/" text:style-name="Internet_20_link" text:visited-style-name="Visited_20_Internet_20_Link">https://www.whatfontis.com/</text:a></text:p>
      <text:p text:style-name="P19">Font Squirre<text:span text:style-name="T7">l</text:span></text:p>
      <text:p text:style-name="P19"><text:a xlink:type="simple" xlink:href="https://www.fontsquirrel.com/" text:style-name="Internet_20_link" text:visited-style-name="Visited_20_Internet_20_Link">https://www.fontsquirrel.com/</text:a></text:p>
      <text:p text:style-name="P18">MyFonts</text:p>
      <text:p text:style-name="P18"><text:a xlink:type="simple" xlink:href="https://www.myfonts.com/" text:style-name="Internet_20_link" text:visited-style-name="Visited_20_Internet_20_Link">https://www.myfonts.com/</text:a></text:p>
      <text:p text:style-name="P18"/>
      <text:p text:style-name="P20"><text:span text:style-name="T5">S</text:span><text:span text:style-name="T2">ites para </text:span><text:span text:style-name="T8">fazer protótipo</text:span></text:p>
      <text:p text:style-name="P21">Mock Flow</text:p>
      <text:p text:style-name="P21"><text:a xlink:type="simple" xlink:href="https://mockflow.com/" text:style-name="Internet_20_link" text:visited-style-name="Visited_20_Internet_20_Link">https://mockflow.com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09:25:09.083000000</meta:creation-date>
    <dc:date>2025-02-17T18:12:28.389000000</dc:date>
    <meta:editing-duration>PT19M6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64" meta:word-count="167" meta:character-count="1487" meta:non-whitespace-character-count="1384"/>
  </office:meta>
</office:document-meta>
</file>